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loext:graphic-properties draw:fill="none"/>
      <style:paragraph-properties fo:margin-left="0.5in" fo:margin-right="0in" fo:margin-top="0in" fo:margin-bottom="0in" loext:contextual-spacing="false" fo:text-indent="0in" style:auto-text-indent="false" fo:background-color="transparent"/>
      <style:text-properties fo:color="#000000" fo:font-style="normal" fo:font-weight="normal" officeooo:paragraph-rsid="00064677" style:font-style-asian="normal" style:font-weight-asian="normal" style:font-style-complex="normal" style:font-weight-complex="normal"/>
    </style:style>
    <style:style style:name="P2" style:family="paragraph" style:parent-style-name="Preformatted_20_Text">
      <loext:graphic-properties draw:fill="none"/>
      <style:paragraph-properties fo:margin-left="0.5in" fo:margin-right="0in" fo:margin-top="0in" fo:margin-bottom="0in" loext:contextual-spacing="false" fo:text-indent="0in" style:auto-text-indent="false" fo:background-color="transparent"/>
      <style:text-properties fo:color="#ffbf00" fo:language="id" fo:country="ID" fo:font-style="italic" fo:font-weight="bold" officeooo:rsid="000a3b9f" officeooo:paragraph-rsid="000a3b9f" style:font-style-asian="italic" style:font-weight-asian="bold" style:font-style-complex="italic" style:font-weight-complex="bold"/>
    </style:style>
    <style:style style:name="P3" style:family="paragraph" style:parent-style-name="Preformatted_20_Text" style:master-page-name="">
      <loext:graphic-properties draw:fill="none"/>
      <style:paragraph-properties fo:margin-left="0.5in" fo:margin-right="0in" fo:margin-top="0in" fo:margin-bottom="0in" loext:contextual-spacing="false" fo:text-indent="0in" style:auto-text-indent="false" style:page-number="auto" fo:background-color="transparent">
        <style:tab-stops>
          <style:tab-stop style:position="0.4898in"/>
        </style:tab-stops>
      </style:paragraph-properties>
      <style:text-properties fo:color="#ffbf00" officeooo:paragraph-rsid="00064677"/>
    </style:style>
    <style:style style:name="P4" style:family="paragraph" style:parent-style-name="Preformatted_20_Text">
      <loext:graphic-properties draw:fill="none"/>
      <style:paragraph-properties fo:margin-left="0.5in" fo:margin-right="0in" fo:text-indent="0in" style:auto-text-indent="false" fo:background-color="transparent">
        <style:tab-stops>
          <style:tab-stop style:position="0.4898in"/>
        </style:tab-stops>
      </style:paragraph-properties>
      <style:text-properties fo:color="#000000" officeooo:paragraph-rsid="00064677"/>
    </style:style>
    <style:style style:name="P5" style:family="paragraph" style:parent-style-name="Preformatted_20_Text">
      <loext:graphic-properties draw:fill="none"/>
      <style:paragraph-properties fo:margin-left="0.5in" fo:margin-right="0in" fo:text-indent="0in" style:auto-text-indent="false" fo:background-color="transparent">
        <style:tab-stops>
          <style:tab-stop style:position="0.4898in"/>
        </style:tab-stops>
      </style:paragraph-properties>
      <style:text-properties officeooo:paragraph-rsid="00064677"/>
    </style:style>
    <style:style style:name="P6" style:family="paragraph" style:parent-style-name="Preformatted_20_Text">
      <loext:graphic-properties draw:fill="none"/>
      <style:paragraph-properties fo:margin-left="0.5in" fo:margin-right="0in" fo:text-indent="0in" style:auto-text-indent="false" fo:background-color="transparent">
        <style:tab-stops>
          <style:tab-stop style:position="0.4898in"/>
        </style:tab-stops>
      </style:paragraph-properties>
      <style:text-properties fo:color="#ffbf00" fo:font-style="italic" fo:font-weight="bold" officeooo:paragraph-rsid="00064677" style:font-style-asian="italic" style:font-weight-asian="bold" style:font-style-complex="italic" style:font-weight-complex="bold"/>
    </style:style>
    <style:style style:name="P7" style:family="paragraph" style:parent-style-name="Preformatted_20_Text">
      <loext:graphic-properties draw:fill="none"/>
      <style:paragraph-properties fo:margin-left="0.5in" fo:margin-right="0in" fo:text-indent="0in" style:auto-text-indent="false" fo:background-color="transparent">
        <style:tab-stops>
          <style:tab-stop style:position="0.4898in"/>
        </style:tab-stops>
      </style:paragraph-properties>
      <style:text-properties fo:color="#ffbf00" officeooo:paragraph-rsid="00064677"/>
    </style:style>
    <style:style style:name="P8" style:family="paragraph" style:parent-style-name="Preformatted_20_Text">
      <loext:graphic-properties draw:fill="none"/>
      <style:paragraph-properties fo:margin-left="0.5in" fo:margin-right="0in" fo:text-indent="0in" style:auto-text-indent="false" fo:background-color="transparent">
        <style:tab-stops>
          <style:tab-stop style:position="0.4898in"/>
        </style:tab-stops>
      </style:paragraph-properties>
      <style:text-properties fo:color="#ffbf00" fo:language="id" fo:country="ID" fo:font-style="italic" fo:font-weight="bold" officeooo:paragraph-rsid="00064677" style:font-style-asian="italic" style:font-weight-asian="bold" style:font-style-complex="italic" style:font-weight-complex="bold"/>
    </style:style>
    <style:style style:name="P9" style:family="paragraph" style:parent-style-name="Preformatted_20_Text">
      <loext:graphic-properties draw:fill="none"/>
      <style:paragraph-properties fo:margin-left="0.5in" fo:margin-right="0in" fo:text-indent="0in" style:auto-text-indent="false" fo:background-color="transparent">
        <style:tab-stops>
          <style:tab-stop style:position="0.4898in"/>
        </style:tab-stops>
      </style:paragraph-properties>
      <style:text-properties fo:color="#ffbf00" fo:language="id" fo:country="ID" fo:font-style="italic" fo:font-weight="bold" officeooo:rsid="000759c5" officeooo:paragraph-rsid="00064677" style:font-style-asian="italic" style:font-weight-asian="bold" style:font-style-complex="italic" style:font-weight-complex="bold"/>
    </style:style>
    <style:style style:name="P10" style:family="paragraph" style:parent-style-name="Preformatted_20_Text">
      <loext:graphic-properties draw:fill="none"/>
      <style:paragraph-properties fo:margin-left="0.5in" fo:margin-right="0in" fo:text-indent="0in" style:auto-text-indent="false" fo:background-color="transparent">
        <style:tab-stops>
          <style:tab-stop style:position="0.4898in"/>
        </style:tab-stops>
      </style:paragraph-properties>
      <style:text-properties fo:font-style="italic" fo:font-weight="bold" officeooo:rsid="000759c5" officeooo:paragraph-rsid="00064677" style:font-style-asian="italic" style:font-weight-asian="bold" style:font-style-complex="italic" style:font-weight-complex="bold"/>
    </style:style>
    <style:style style:name="P11" style:family="paragraph" style:parent-style-name="Preformatted_20_Text">
      <loext:graphic-properties draw:fill="none"/>
      <style:paragraph-properties fo:margin-left="0.5in" fo:margin-right="0in" fo:text-indent="0in" style:auto-text-indent="false" fo:background-color="transparent">
        <style:tab-stops>
          <style:tab-stop style:position="0.4898in"/>
        </style:tab-stops>
      </style:paragraph-properties>
      <style:text-properties fo:language="id" fo:country="ID" officeooo:paragraph-rsid="00064677"/>
    </style:style>
    <style:style style:name="P12" style:family="paragraph" style:parent-style-name="Preformatted_20_Text">
      <loext:graphic-properties draw:fill="none"/>
      <style:paragraph-properties fo:margin-left="0.5in" fo:margin-right="0in" fo:text-indent="0in" style:auto-text-indent="false" fo:background-color="transparent">
        <style:tab-stops>
          <style:tab-stop style:position="0.4898in"/>
        </style:tab-stops>
      </style:paragraph-properties>
      <style:text-properties fo:language="id" fo:country="ID" fo:font-style="italic" fo:font-weight="bold" officeooo:paragraph-rsid="00064677" style:font-style-asian="italic" style:font-weight-asian="bold" style:font-style-complex="italic" style:font-weight-complex="bold"/>
    </style:style>
    <style:style style:name="P13" style:family="paragraph" style:parent-style-name="Preformatted_20_Text">
      <loext:graphic-properties draw:fill="none"/>
      <style:paragraph-properties fo:margin-left="0.5in" fo:margin-right="0in" fo:text-indent="0in" style:auto-text-indent="false" fo:background-color="transparent">
        <style:tab-stops>
          <style:tab-stop style:position="0.4898in"/>
        </style:tab-stops>
      </style:paragraph-properties>
      <style:text-properties fo:language="id" fo:country="ID" officeooo:rsid="001a77bd" officeooo:paragraph-rsid="00064677"/>
    </style:style>
    <style:style style:name="P14" style:family="paragraph" style:parent-style-name="Preformatted_20_Text">
      <loext:graphic-properties draw:fill="none"/>
      <style:paragraph-properties fo:margin-left="0.5in" fo:margin-right="0in" fo:margin-top="0in" fo:margin-bottom="0.1965in" loext:contextual-spacing="false" fo:text-align="start" style:justify-single-word="false" fo:text-indent="0in" style:auto-text-indent="false" fo:background-color="transparent" style:writing-mode="lr-tb"/>
      <style:text-properties fo:color="#ffbf00" fo:font-style="italic" fo:font-weight="bold" officeooo:paragraph-rsid="00064677" style:font-style-asian="italic" style:font-weight-asian="bold" style:font-style-complex="italic" style:font-weight-complex="bold"/>
    </style:style>
    <style:style style:name="P15" style:family="paragraph" style:parent-style-name="Preformatted_20_Text">
      <loext:graphic-properties draw:fill="none"/>
      <style:paragraph-properties fo:margin-left="0.5in" fo:margin-right="0in" fo:margin-top="0in" fo:margin-bottom="0in" loext:contextual-spacing="false" fo:text-indent="-0.5in" style:auto-text-indent="false" fo:background-color="transparent">
        <style:tab-stops>
          <style:tab-stop style:position="0.4898in"/>
        </style:tab-stops>
      </style:paragraph-properties>
      <style:text-properties fo:color="#000000" officeooo:paragraph-rsid="00064677"/>
    </style:style>
    <style:style style:name="P16" style:family="paragraph" style:parent-style-name="Preformatted_20_Text">
      <loext:graphic-properties draw:fill="none"/>
      <style:paragraph-properties fo:margin-left="0.5in" fo:margin-right="0in" fo:margin-top="0in" fo:margin-bottom="0in" loext:contextual-spacing="false" fo:text-indent="-0.5in" style:auto-text-indent="false" fo:background-color="transparent">
        <style:tab-stops>
          <style:tab-stop style:position="0.4898in"/>
        </style:tab-stops>
      </style:paragraph-properties>
      <style:text-properties fo:color="#000000" fo:language="id" fo:country="ID" officeooo:paragraph-rsid="00064677"/>
    </style:style>
    <style:style style:name="P17" style:family="paragraph" style:parent-style-name="Preformatted_20_Text">
      <loext:graphic-properties draw:fill="none"/>
      <style:paragraph-properties fo:margin-left="0.5in" fo:margin-right="0in" fo:margin-top="0in" fo:margin-bottom="0in" loext:contextual-spacing="false" fo:text-indent="-0.5in" style:auto-text-indent="false" fo:background-color="transparent">
        <style:tab-stops>
          <style:tab-stop style:position="0.4898in"/>
        </style:tab-stops>
      </style:paragraph-properties>
      <style:text-properties officeooo:paragraph-rsid="00064677"/>
    </style:style>
    <style:style style:name="P18" style:family="paragraph" style:parent-style-name="Preformatted_20_Text" style:master-page-name="">
      <loext:graphic-properties draw:fill="none"/>
      <style:paragraph-properties fo:margin-left="0.5in" fo:margin-right="0in" fo:margin-top="0in" fo:margin-bottom="0in" loext:contextual-spacing="false" fo:text-indent="-0.5in" style:auto-text-indent="false" style:page-number="auto" fo:background-color="transparent">
        <style:tab-stops>
          <style:tab-stop style:position="0.4898in"/>
        </style:tab-stops>
      </style:paragraph-properties>
      <style:text-properties officeooo:paragraph-rsid="00064677"/>
    </style:style>
    <style:style style:name="P19" style:family="paragraph" style:parent-style-name="Preformatted_20_Text" style:master-page-name="">
      <loext:graphic-properties draw:fill="none"/>
      <style:paragraph-properties fo:margin-left="0.5in" fo:margin-right="0in" fo:margin-top="0in" fo:margin-bottom="0in" loext:contextual-spacing="false" fo:text-indent="-0.5in" style:auto-text-indent="false" style:page-number="auto" fo:background-color="transparent"/>
      <style:text-properties fo:color="#000000" fo:language="id" fo:country="ID" fo:font-style="normal" fo:font-weight="normal" officeooo:rsid="000a3b9f" officeooo:paragraph-rsid="000a3b9f" style:font-style-asian="normal" style:font-weight-asian="normal" style:font-style-complex="normal" style:font-weight-complex="normal"/>
    </style:style>
    <style:style style:name="P20" style:family="paragraph" style:parent-style-name="Preformatted_20_Text">
      <loext:graphic-properties draw:fill="none"/>
      <style:paragraph-properties fo:margin-left="0.5in" fo:margin-right="0in" fo:text-indent="-0.5in" style:auto-text-indent="false" fo:background-color="transparent"/>
      <style:text-properties fo:color="#000000" fo:language="id" fo:country="ID" fo:font-style="normal" fo:font-weight="normal" officeooo:rsid="0009086b" officeooo:paragraph-rsid="0009086b" style:font-style-asian="normal" style:font-weight-asian="normal" style:font-style-complex="normal" style:font-weight-complex="normal"/>
    </style:style>
    <style:style style:name="P21" style:family="paragraph" style:parent-style-name="Preformatted_20_Text" style:master-page-name="">
      <loext:graphic-properties draw:fill="none"/>
      <style:paragraph-properties fo:margin-left="0.5in" fo:margin-right="0in" fo:margin-top="0in" fo:margin-bottom="0.1965in" loext:contextual-spacing="false" fo:text-align="start" style:justify-single-word="false" fo:text-indent="-0.5in" style:auto-text-indent="false" style:page-number="auto" fo:background-color="transparent" style:writing-mode="lr-tb"/>
    </style:style>
    <style:style style:name="P22"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ab-stops>
          <style:tab-stop style:position="0.4898in"/>
        </style:tab-stops>
      </style:paragraph-properties>
      <style:text-properties fo:color="#000000" officeooo:paragraph-rsid="00064677"/>
    </style:style>
    <style:style style:name="P23"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officeooo:paragraph-rsid="000a3b9f"/>
    </style:style>
    <style:style style:name="P24" style:family="paragraph" style:parent-style-name="Preformatted_20_Text" style:master-page-name="">
      <loext:graphic-properties draw:fill="none"/>
      <style:paragraph-properties fo:margin-left="0in" fo:margin-right="0in" fo:margin-top="0in" fo:margin-bottom="0in" loext:contextual-spacing="false" fo:text-indent="0in" style:auto-text-indent="false" style:page-number="auto" fo:background-color="transparent"/>
      <style:text-properties fo:color="#000000" fo:font-style="normal" fo:font-weight="normal" officeooo:paragraph-rsid="00064677" style:font-style-asian="normal" style:font-weight-asian="normal" style:font-style-complex="normal" style:font-weight-complex="normal"/>
    </style:style>
    <style:style style:name="P25" style:family="paragraph" style:parent-style-name="Preformatted_20_Text">
      <loext:graphic-properties draw:fill="none"/>
      <style:paragraph-properties fo:margin-left="0in" fo:margin-right="0in" fo:text-indent="0in" style:auto-text-indent="false" fo:background-color="transparent">
        <style:tab-stops>
          <style:tab-stop style:position="0.4898in"/>
        </style:tab-stops>
      </style:paragraph-properties>
      <style:text-properties officeooo:paragraph-rsid="00064677"/>
    </style:style>
    <style:style style:name="P26" style:family="paragraph" style:parent-style-name="Preformatted_20_Text">
      <loext:graphic-properties draw:fill="none"/>
      <style:paragraph-properties fo:margin-left="0in" fo:margin-right="0in" fo:text-indent="0in" style:auto-text-indent="false" fo:background-color="transparent">
        <style:tab-stops>
          <style:tab-stop style:position="0.4898in"/>
        </style:tab-stops>
      </style:paragraph-properties>
      <style:text-properties fo:font-style="normal" fo:font-weight="normal" officeooo:paragraph-rsid="00064677" style:font-style-asian="normal" style:font-weight-asian="normal" style:font-style-complex="normal" style:font-weight-complex="normal"/>
    </style:style>
    <style:style style:name="P27" style:family="paragraph" style:parent-style-name="Preformatted_20_Text" style:master-page-name="">
      <loext:graphic-properties draw:fill="none"/>
      <style:paragraph-properties fo:margin-left="0.5in" fo:margin-right="0in" fo:margin-top="0in" fo:margin-bottom="0in" loext:contextual-spacing="false" fo:text-indent="-0.3752in" style:auto-text-indent="false" style:page-number="auto" fo:background-color="transparent">
        <style:tab-stops>
          <style:tab-stop style:position="0.4898in"/>
        </style:tab-stops>
      </style:paragraph-properties>
      <style:text-properties officeooo:paragraph-rsid="00064677"/>
    </style:style>
    <style:style style:name="P28" style:family="paragraph" style:parent-style-name="Preformatted_20_Text">
      <loext:graphic-properties draw:fill="none"/>
      <style:paragraph-properties fo:margin-left="0.5in" fo:margin-right="0in" fo:text-indent="-0.5in" style:auto-text-indent="false" fo:background-color="transparent"/>
      <style:text-properties fo:color="#ffbf00" style:font-name="Liberation Mono" fo:font-size="10pt" fo:language="id" fo:country="ID" fo:font-style="italic" fo:font-weight="bold" officeooo:rsid="0009086b" officeooo:paragraph-rsid="0009086b" style:font-size-asian="10pt" style:font-style-asian="italic" style:font-weight-asian="bold" style:font-size-complex="10pt" style:font-style-complex="italic" style:font-weight-complex="bold"/>
    </style:style>
    <style:style style:name="P29" style:family="paragraph" style:parent-style-name="Preformatted_20_Text" style:master-page-name="">
      <loext:graphic-properties draw:fill="none"/>
      <style:paragraph-properties fo:margin-left="0.5in" fo:margin-right="0in" fo:margin-top="0in" fo:margin-bottom="0in" loext:contextual-spacing="false" fo:text-indent="-0.5in" style:auto-text-indent="false" style:page-number="auto" fo:background-color="transparent"/>
      <style:text-properties fo:color="#000000" style:font-name="Liberation Mono" fo:font-size="10pt" fo:language="id" fo:country="ID" fo:font-style="normal" fo:font-weight="normal" officeooo:rsid="000a3b9f" officeooo:paragraph-rsid="000a3b9f" style:font-size-asian="10pt" style:font-style-asian="normal" style:font-weight-asian="normal" style:font-size-complex="10pt" style:font-style-complex="normal" style:font-weight-complex="normal"/>
    </style:style>
    <style:style style:name="P30" style:family="paragraph" style:parent-style-name="Preformatted_20_Text">
      <loext:graphic-properties draw:fill="none"/>
      <style:paragraph-properties fo:margin-left="0.5in" fo:margin-right="0in" fo:margin-top="0in" fo:margin-bottom="0in" loext:contextual-spacing="false" fo:text-indent="0in" style:auto-text-indent="false" fo:background-color="transparent"/>
      <style:text-properties fo:color="#000000" style:font-name="Liberation Mono" fo:font-size="10pt" fo:language="id" fo:country="ID" fo:font-style="normal" fo:font-weight="normal" officeooo:rsid="000a3b9f" officeooo:paragraph-rsid="000a3b9f" style:font-size-asian="10pt" style:font-style-asian="normal" style:font-weight-asian="normal" style:font-size-complex="10pt" style:font-style-complex="normal" style:font-weight-complex="normal"/>
    </style:style>
    <style:style style:name="P31" style:family="paragraph" style:parent-style-name="Preformatted_20_Text">
      <loext:graphic-properties draw:fill="none"/>
      <style:paragraph-properties fo:margin-left="0.5in" fo:margin-right="0in" fo:margin-top="0in" fo:margin-bottom="0in" loext:contextual-spacing="false" fo:text-indent="0in" style:auto-text-indent="false" fo:background-color="transparent"/>
      <style:text-properties fo:color="#ffbf00" style:font-name="Liberation Mono" fo:font-size="10pt" fo:language="id" fo:country="ID" fo:font-style="italic" fo:font-weight="bold" officeooo:rsid="000a3b9f" officeooo:paragraph-rsid="000a3b9f" style:font-size-asian="10pt" style:font-style-asian="italic" style:font-weight-asian="bold" style:font-size-complex="10pt" style:font-style-complex="italic" style:font-weight-complex="bold"/>
    </style:style>
    <style:style style:name="P32" style:family="paragraph" style:parent-style-name="Preformatted_20_Text" style:master-page-name="">
      <loext:graphic-properties draw:fill="none"/>
      <style:paragraph-properties fo:margin-left="0.5in" fo:margin-right="0in" fo:margin-top="0in" fo:margin-bottom="0.1965in" loext:contextual-spacing="false" fo:text-align="start" style:justify-single-word="false" fo:text-indent="0in" style:auto-text-indent="false" style:page-number="auto" fo:background-color="transparent" style:writing-mode="lr-tb"/>
      <style:text-properties fo:color="#ffbf00" fo:language="id" fo:country="ID" fo:font-style="italic" fo:font-weight="bold" style:font-style-asian="italic" style:font-weight-asian="bold" style:font-style-complex="italic" style:font-weight-complex="bold"/>
    </style:style>
    <style:style style:name="P33" style:family="paragraph" style:parent-style-name="Standard" style:master-page-name="">
      <loext:graphic-properties draw:fill="none"/>
      <style:paragraph-properties fo:margin-left="0.5in" fo:margin-right="0in" fo:text-indent="0in" style:auto-text-indent="false" style:page-number="auto" fo:background-color="transparent"/>
      <style:text-properties fo:color="#ffbf00" style:font-name="Liberation Mono" fo:font-size="10pt" fo:font-style="italic" fo:font-weight="bold" style:font-size-asian="10pt" style:font-style-asian="italic" style:font-weight-asian="bold" style:font-size-complex="10pt" style:font-style-complex="italic" style:font-weight-complex="bold"/>
    </style:style>
    <style:style style:name="P34" style:family="paragraph" style:parent-style-name="Standard">
      <loext:graphic-properties draw:fill="none"/>
      <style:paragraph-properties fo:margin-left="0.5in" fo:margin-right="0in" fo:text-indent="0in" style:auto-text-indent="false" fo:background-color="transparent"/>
      <style:text-properties fo:color="#ffbf00" style:font-name="Liberation Mono" fo:font-size="10pt" fo:font-style="italic" fo:font-weight="bold" style:font-size-asian="10pt" style:font-style-asian="italic" style:font-weight-asian="bold" style:font-size-complex="10pt" style:font-style-complex="italic" style:font-weight-complex="bold"/>
    </style:style>
    <style:style style:name="P35" style:family="paragraph" style:parent-style-name="Standard">
      <loext:graphic-properties draw:fill="none"/>
      <style:paragraph-properties fo:margin-left="0.5in" fo:margin-right="0in" fo:margin-top="0in" fo:margin-bottom="0in" loext:contextual-spacing="false" fo:text-indent="0in" style:auto-text-indent="false" fo:background-color="transparent"/>
      <style:text-properties fo:color="#000000" style:font-name="Liberation Mono" fo:font-size="10pt" fo:font-style="normal" fo:font-weight="normal" officeooo:rsid="0009086b" officeooo:paragraph-rsid="0009086b" style:font-size-asian="10pt" style:font-style-asian="normal" style:font-weight-asian="normal" style:font-size-complex="10pt" style:font-style-complex="normal" style:font-weight-complex="normal"/>
    </style:style>
    <style:style style:name="P36" style:family="paragraph" style:parent-style-name="Standard">
      <loext:graphic-properties draw:fill="none"/>
      <style:paragraph-properties fo:margin-left="0.5in" fo:margin-right="0in" fo:margin-top="0in" fo:margin-bottom="0in" loext:contextual-spacing="false" fo:text-indent="0in" style:auto-text-indent="false" fo:background-color="transparent"/>
      <style:text-properties fo:color="#000000" style:font-name="Liberation Mono" fo:font-size="10pt" fo:font-style="normal" fo:font-weight="normal" officeooo:rsid="0009086b" officeooo:paragraph-rsid="0012559b" style:font-size-asian="10pt" style:font-style-asian="normal" style:font-weight-asian="normal" style:font-size-complex="10pt" style:font-style-complex="normal" style:font-weight-complex="normal"/>
    </style:style>
    <style:style style:name="P37" style:family="paragraph" style:parent-style-name="Standard">
      <loext:graphic-properties draw:fill="none"/>
      <style:paragraph-properties fo:margin-left="0.5in" fo:margin-right="0in" fo:margin-top="0in" fo:margin-bottom="0in" loext:contextual-spacing="false" fo:text-indent="0in" style:auto-text-indent="false" fo:background-color="transparent"/>
      <style:text-properties fo:color="#ffbf00" style:font-name="Liberation Mono" fo:font-size="10pt" fo:font-style="italic" fo:font-weight="bold" officeooo:rsid="0009086b" officeooo:paragraph-rsid="0009086b" style:font-size-asian="10pt" style:font-style-asian="italic" style:font-weight-asian="bold" style:font-size-complex="10pt" style:font-style-complex="italic" style:font-weight-complex="bold"/>
    </style:style>
    <style:style style:name="P38" style:family="paragraph" style:parent-style-name="Standard">
      <loext:graphic-properties draw:fill="none"/>
      <style:paragraph-properties fo:margin-left="0.5in" fo:margin-right="0in" fo:margin-top="0in" fo:margin-bottom="0in" loext:contextual-spacing="false" fo:text-indent="0in" style:auto-text-indent="false" fo:background-color="transparent"/>
      <style:text-properties fo:color="#ffbf00" style:font-name="Liberation Mono" fo:font-size="10pt" fo:font-style="italic" fo:font-weight="bold" officeooo:rsid="0009086b" officeooo:paragraph-rsid="0012559b" style:font-size-asian="10pt" style:font-style-asian="italic" style:font-weight-asian="bold" style:font-size-complex="10pt" style:font-style-complex="italic" style:font-weight-complex="bold"/>
    </style:style>
    <style:style style:name="P39" style:family="paragraph" style:parent-style-name="Standard" style:master-page-name="">
      <loext:graphic-properties draw:fill="none"/>
      <style:paragraph-properties fo:margin-left="0.5in" fo:margin-right="0in" fo:text-indent="-0.5in" style:auto-text-indent="false" style:page-number="auto" fo:background-color="transparent"/>
      <style:text-properties fo:color="#000000" style:font-name="Liberation Mono" fo:font-size="10pt" fo:font-style="normal" fo:font-weight="normal" officeooo:rsid="0009086b" officeooo:paragraph-rsid="0009086b" style:font-size-asian="10pt" style:font-style-asian="normal" style:font-weight-asian="normal" style:font-size-complex="10pt" style:font-style-complex="normal" style:font-weight-complex="normal"/>
    </style:style>
    <style:style style:name="P40" style:family="paragraph" style:parent-style-name="Standard">
      <loext:graphic-properties draw:fill="none"/>
      <style:paragraph-properties fo:margin-left="0.5in" fo:margin-right="0in" fo:text-indent="-0.5in" style:auto-text-indent="false" fo:background-color="transparent"/>
      <style:text-properties fo:color="#000000" style:font-name="Liberation Mono" fo:font-size="10pt" fo:font-style="normal" fo:font-weight="normal" officeooo:rsid="0009086b" officeooo:paragraph-rsid="0009086b" style:font-size-asian="10pt" style:font-style-asian="normal" style:font-weight-asian="normal" style:font-size-complex="10pt" style:font-style-complex="normal" style:font-weight-complex="normal"/>
    </style:style>
    <style:style style:name="P41" style:family="paragraph" style:parent-style-name="Standard">
      <loext:graphic-properties draw:fill="none"/>
      <style:paragraph-properties fo:margin-left="0in" fo:margin-right="0in" fo:margin-top="0in" fo:margin-bottom="0in" loext:contextual-spacing="false" fo:text-indent="0in" style:auto-text-indent="false" fo:background-color="transparent"/>
      <style:text-properties fo:color="#000000" style:font-name="Liberation Mono" fo:font-size="10pt" fo:font-style="normal" fo:font-weight="normal" officeooo:rsid="0009086b" officeooo:paragraph-rsid="0009086b" style:font-size-asian="10pt" style:font-style-asian="normal" style:font-weight-asian="normal" style:font-size-complex="10pt" style:font-style-complex="normal" style:font-weight-complex="normal"/>
    </style:style>
    <style:style style:name="T1" style:family="text">
      <style:text-properties fo:language="id" fo:country="ID"/>
    </style:style>
    <style:style style:name="T2" style:family="text">
      <style:text-properties fo:language="id" fo:country="ID" officeooo:rsid="00187d4c"/>
    </style:style>
    <style:style style:name="T3" style:family="text">
      <style:text-properties fo:language="id" fo:country="ID" officeooo:rsid="001a77bd"/>
    </style:style>
    <style:style style:name="T4" style:family="text">
      <style:text-properties fo:language="id" fo:country="ID" officeooo:rsid="000759c5"/>
    </style:style>
    <style:style style:name="T5" style:family="text">
      <style:text-properties fo:language="id" fo:country="ID" fo:font-style="italic" fo:font-weight="bold" style:font-style-asian="italic" style:font-weight-asian="bold" style:font-style-complex="italic" style:font-weight-complex="bold"/>
    </style:style>
    <style:style style:name="T6" style:family="text">
      <style:text-properties fo:language="id" fo:country="ID" fo:font-style="italic" fo:font-weight="bold" officeooo:rsid="000759c5" style:font-style-asian="italic" style:font-weight-asian="bold" style:font-style-complex="italic" style:font-weight-complex="bold"/>
    </style:style>
    <style:style style:name="T7" style:family="text">
      <style:text-properties officeooo:rsid="00187d4c"/>
    </style:style>
    <style:style style:name="T8" style:family="text">
      <style:text-properties fo:color="#ffbf00" fo:language="id" fo:country="ID"/>
    </style:style>
    <style:style style:name="T9" style:family="text">
      <style:text-properties fo:color="#ffbf00" fo:language="id" fo:country="ID" officeooo:rsid="001a77bd"/>
    </style:style>
    <style:style style:name="T10" style:family="text">
      <style:text-properties fo:color="#ffbf00" fo:language="id" fo:country="ID" fo:font-style="italic" fo:font-weight="bold" style:font-style-asian="italic" style:font-weight-asian="bold" style:font-style-complex="italic" style:font-weight-complex="bold"/>
    </style:style>
    <style:style style:name="T11" style:family="text">
      <style:text-properties fo:color="#ffbf00" fo:language="id" fo:country="ID" fo:font-style="italic" fo:font-weight="bold" officeooo:rsid="001a77bd" style:font-style-asian="italic" style:font-weight-asian="bold" style:font-style-complex="italic" style:font-weight-complex="bold"/>
    </style:style>
    <style:style style:name="T12" style:family="text">
      <style:text-properties fo:color="#ffbf00" style:font-name="Liberation Mono" fo:font-size="10pt" fo:font-style="italic" fo:font-weight="bold" style:font-size-asian="10pt" style:font-style-asian="italic" style:font-weight-asian="bold" style:font-size-complex="10pt" style:font-style-complex="italic" style:font-weight-complex="bold"/>
    </style:style>
    <style:style style:name="T13" style:family="text">
      <style:text-properties fo:color="#ffbf00" style:font-name="Liberation Mono" fo:font-size="10pt" fo:language="id" fo:country="ID" fo:font-style="italic" fo:font-weight="bold" officeooo:rsid="0010577a" style:font-size-asian="10pt" style:font-style-asian="italic" style:font-weight-asian="bold" style:font-size-complex="10pt" style:font-style-complex="italic" style:font-weight-complex="bold"/>
    </style:style>
    <style:style style:name="T14" style:family="text">
      <style:text-properties fo:color="#ffbf00" fo:font-style="italic" fo:font-weight="bold" style:font-style-asian="italic" style:font-weight-asian="bold" style:font-style-complex="italic" style:font-weight-complex="bold"/>
    </style:style>
    <style:style style:name="T15" style:family="text">
      <style:text-properties fo:color="#ffbf00" fo:font-style="italic" fo:font-weight="bold" officeooo:rsid="0012559b" style:font-style-asian="italic" style:font-weight-asian="bold" style:font-style-complex="italic" style:font-weight-complex="bold"/>
    </style:style>
    <style:style style:name="T16" style:family="text">
      <style:text-properties officeooo:rsid="001a77bd"/>
    </style:style>
    <style:style style:name="T17" style:family="text">
      <style:text-properties officeooo:rsid="000759c5"/>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12559b" style:font-style-asian="italic" style:font-weight-asian="bold" style:font-style-complex="italic"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officeooo:rsid="001af3df"/>
    </style:style>
    <style:style style:name="T22" style:family="text">
      <style:text-properties style:font-name="Liberation Mono" fo:font-size="10pt" style:font-size-asian="10pt" style:font-size-complex="10pt"/>
    </style:style>
    <style:style style:name="T23" style:family="text">
      <style:text-properties style:font-name="Liberation Mono" fo:font-size="10pt" officeooo:rsid="000bb881" style:font-size-asian="10pt" style:font-size-complex="10pt"/>
    </style:style>
    <style:style style:name="T24" style:family="text">
      <style:text-properties style:font-name="Liberation Mono" fo:font-size="10pt" fo:language="id" fo:country="ID" officeooo:rsid="000de627" style:font-size-asian="10pt" style:font-size-complex="10pt"/>
    </style:style>
    <style:style style:name="T25" style:family="text">
      <style:text-properties fo:color="#000000" style:font-name="Liberation Mono" fo:font-size="10pt" fo:language="id" fo:country="ID" fo:font-style="normal" fo:font-weight="normal" officeooo:rsid="000a3b9f" style:font-size-asian="10pt" style:font-style-asian="normal" style:font-weight-asian="normal" style:font-size-complex="10pt" style:font-style-complex="normal" style:font-weight-complex="normal"/>
    </style:style>
    <style:style style:name="T26" style:family="text">
      <style:text-properties fo:color="#000000" style:font-name="Liberation Mono" fo:font-size="10pt" fo:language="id" fo:country="ID" fo:font-style="normal" fo:font-weight="normal" officeooo:rsid="000c0cb0" style:font-size-asian="10pt" style:font-style-asian="normal" style:font-weight-asian="normal" style:font-size-complex="10pt" style:font-style-complex="normal" style:font-weight-complex="normal"/>
    </style:style>
    <style:style style:name="T27" style:family="text">
      <style:text-properties fo:color="#000000" style:font-name="Liberation Mono" fo:font-size="10pt" fo:language="id" fo:country="ID" fo:font-style="normal" fo:font-weight="normal" officeooo:rsid="000c0cb0" style:font-name-asian="Noto Sans Mono CJK SC" style:font-size-asian="10pt" style:font-style-asian="normal" style:font-weight-asian="normal" style:font-name-complex="Liberation Mono" style:font-size-complex="10pt" style:font-style-complex="normal" style:font-weight-complex="normal"/>
    </style:style>
    <style:style style:name="T28" style:family="text">
      <style:text-properties officeooo:rsid="000c0cb0"/>
    </style:style>
    <style:style style:name="T29" style:family="text">
      <style:text-properties officeooo:rsid="0010577a"/>
    </style:style>
    <style:style style:name="T30" style:family="text">
      <style:text-properties fo:font-weight="bold" style:font-weight-asian="bold" style:font-weight-complex="bold"/>
    </style:style>
    <style:style style:name="T31" style:family="text">
      <style:text-properties fo:font-weight="bold" officeooo:rsid="0012559b" style:font-weight-asian="bold" style:font-weight-complex="bold"/>
    </style:style>
    <style:style style:name="T32" style:family="text">
      <style:text-properties officeooo:rsid="00109b00"/>
    </style:style>
    <style:style style:name="T33" style:family="text">
      <style:text-properties officeooo:rsid="001255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 </text:span><text:span text:style-name="T1">Anda dapat menjalankan skrip bash dari terminal atau dengan menjalankan file bash apa pun. Jalankan perintah berikut dari terminal untuk menjalankan pernyataan bash yang sangat sederhana. Output dari perintah tersebut adalah 'Hello World'.</text:span></text:p>
      <text:p text:style-name="P16"/>
      <text:p text:style-name="P15"><text:span text:style-name="T7">1.</text:span><text:tab/>donie@donie-ThinkPad-T430:~$ echo ‘Hello World’</text:p>
      <text:p text:style-name="P4">Hello World</text:p>
      <text:p text:style-name="P4">donie@donie-ThinkPad-T430:~$ touch scripts.sh</text:p>
      <text:p text:style-name="P4">donie@donie-ThinkPad-T430:~$ nano scripts.sh</text:p>
      <text:p text:style-name="P4">donie@donie-ThinkPad-T430:~$ bash scripts.sh</text:p>
      <text:p text:style-name="P4">Hello World</text:p>
      <text:p text:style-name="P4">donie@donie-ThinkPad-T430:~$ chmod a+x scripts.sh</text:p>
      <text:p text:style-name="P4">donie@donie-ThinkPad-T430:~$ ./scripts.sh</text:p>
      <text:p text:style-name="P4">Hello World</text:p>
      <text:p text:style-name="P4"/>
      <text:p text:style-name="P22"/>
      <text:p text:style-name="P15"><text:bookmark text:name="tw-target-text8"/><text:span text:style-name="T1"><text:tab/></text:span><text:span text:style-name="T9">## </text:span><text:span text:style-name="T8">Anda dapat menggunakan perintah echo dengan berbagai opsi. Beberapa opsi yang berguna disebutkan dalam contoh berikut. Saat Anda menggunakan perintah 'echo' tanpa opsi apa pun, maka baris baru ditambahkan secara default. Opsi '-n' digunakan untuk mencetak teks apa pun tanpa baris baru dan opsi '-e' digunakan untuk menghapus karakter garis miring terbalik dari output. Buat file bash baru dengan nama, 'echo_example.sh' dan tambahkan skrip berikut.</text:span></text:p>
      <text:p text:style-name="P15"/>
      <text:p text:style-name="P15"><text:span text:style-name="T16">2</text:span><text:span text:style-name="T7">.</text:span><text:tab/>donie@donie-ThinkPad-T430:~$echo example.sh</text:p>
      <text:p text:style-name="P5">example.sh</text:p>
      <text:p text:style-name="P5">donie@donie-ThinkPad-T430:~$ nano example.sh</text:p>
      <text:p text:style-name="P5">donie@donie-ThinkPad-T430:~$ bash example.sh</text:p>
      <text:p text:style-name="P5">Printing text with newline, echo -n Printing text without newline, echo -e \nRemoving \t backslash \t characters\n</text:p>
      <text:p text:style-name="P5">donie@donie-ThinkPad-T430:~$ echo 'comment_example.sh'</text:p>
      <text:p text:style-name="P5">comment_example.sh</text:p>
      <text:p text:style-name="P5">donie@donie-ThinkPad-T430:~$ nano 'comment_example.sh'</text:p>
      <text:p text:style-name="P5">donie@donie-ThinkPad-T430:~$ bash comment_example.sh</text:p>
      <text:p text:style-name="P5">60</text:p>
      <text:p text:style-name="P5">donie@donie-ThinkPad-T430:~$ echo 'hello indonesia'</text:p>
      <text:p text:style-name="P5">hello indonesia</text:p>
      <text:p text:style-name="P5"/>
      <text:p text:style-name="P14"><text:span text:style-name="T3">## </text:span><text:span text:style-name="T1">Simbol '#' digunakan untuk menambahkan komentar satu baris dalam skrip bash. Buat file baru bernama 'comment_example.sh' dan tambahkan skrip berikut dengan komentar satu baris.</text:span></text:p>
      <text:p text:style-name="P18"><text:span text:style-name="T7">3.<text:tab/></text:span>donie@donie-ThinkPad-T430:~$ nano first.sh</text:p>
      <text:p text:style-name="P5">donie@donie-ThinkPad-T430:~$ bash first.sh</text:p>
      <text:p text:style-name="P5">hello indonesia</text:p>
      <text:p text:style-name="P13"/>
      <text:p text:style-name="P25"><text:span text:style-name="T3"><text:tab/></text:span><text:span text:style-name="T11">##</text:span><text:span text:style-name="T10">Anda dapat menggunakan komentar multi baris di bash dengan berbagai <text:tab/>cara. Cara sederhana ditunjukkan pada contoh berikut. Buat bash baru <text:tab/>bernama, 'multiline-comment.sh' dan tambahkan skrip berikut. Di sini, <text:tab/>simbol ':' dan “ ’ ” digunakan untuk menambahkan komentar multiline dalam <text:tab/>skrip bash. Script berikut ini akan menghitung kuadrat dari 5.</text:span></text:p>
      <text:p text:style-name="P6"/>
      <text:p text:style-name="P17"><text:span text:style-name="T7">4.<text:tab/></text:span>donie@donie-ThinkPad-T430:~$ echo 'multiline-comment.sh'</text:p>
      <text:p text:style-name="P5">multiline-comment.sh</text:p>
      <text:p text:style-name="P5">donie@donie-ThinkPad-T430:~$ echo 'multiline-comment.sh'</text:p>
      <text:p text:style-name="P5">multiline-comment.sh</text:p>
      <text:p text:style-name="P5">donie@donie-ThinkPad-T430:~$ nano 'multiline-comment.sh'</text:p>
      <text:p text:style-name="P5">donie@donie-ThinkPad-T430:~$ bash multiline-comment.sh</text:p>
      <text:p text:style-name="P5">25</text:p>
      <text:p text:style-name="P5"/>
      <text:p text:style-name="P9"/>
      <text:p text:style-name="P9"/>
      <text:p text:style-name="P9"/>
      <text:p text:style-name="P6"><text:soft-page-break/><text:span text:style-name="T4">##</text:span><text:bookmark text:name="tw-target-text"/><text:span text:style-name="T4"> </text:span><text:span text:style-name="T1">Buat file bash dengan nama, 'while_example.sh', untuk mengetahui penggunaan while loop. Dalam contoh, while loop akan berulang sebanyak 5 kali. Nilai variabel count akan bertambah 1 di setiap langkah. Ketika nilai variabel count akan 5 maka while loop akan berhenti.</text:span></text:p>
      <text:p text:style-name="P10"/>
      <text:p text:style-name="P18"><text:span text:style-name="T7">5.<text:tab/></text:span>donie@donie-ThinkPad-T430:~$ echo 'while_example.sh'</text:p>
      <text:p text:style-name="P5">while_example.sh</text:p>
      <text:p text:style-name="P5">donie@donie-ThinkPad-T430:~$ nano 'while_example.sh'</text:p>
      <text:p text:style-name="P5">donie@donie-ThinkPad-T430:~$ bash while_example.sh</text:p>
      <text:p text:style-name="P5">1</text:p>
      <text:p text:style-name="P5">2</text:p>
      <text:p text:style-name="P5">3</text:p>
      <text:p text:style-name="P5">4</text:p>
      <text:p text:style-name="P5">5</text:p>
      <text:p text:style-name="P5"/>
      <text:p text:style-name="P6"><text:span text:style-name="T17">##</text:span><text:bookmark text:name="tw-target-text1"/><text:span text:style-name="T17"> </text:span><text:span text:style-name="T1">Deklarasi dasar for loop ditunjukkan pada contoh berikut. Buat file bernama 'for_example.sh' dan tambahkan skrip berikut menggunakan for loop. Di sini, for loop akan mengulangi 10 kali dan mencetak semua nilai variabel, counter dalam satu baris.</text:span></text:p>
      <text:p text:style-name="P12"/>
      <text:p text:style-name="P25"><text:span text:style-name="T7">6. <text:tab/></text:span>donie@donie-ThinkPad-T430:~$ echo 'for_example.sh'</text:p>
      <text:p text:style-name="P5">for_example.sh</text:p>
      <text:p text:style-name="P5">donie@donie-ThinkPad-T430:~$ nano 'for_example.sh'</text:p>
      <text:p text:style-name="P5">donie@donie-ThinkPad-T430:~$ bash for_example.sh</text:p>
      <text:p text:style-name="P5">10 9 8 7 6 5 4 3 2 1 </text:p>
      <text:p text:style-name="P11"/>
      <text:p text:style-name="P7"><text:bookmark text:name="tw-target-text2"/><text:span text:style-name="T6">## </text:span><text:span text:style-name="T5">Anda dapat menggunakan kondisi if dengan kondisi tunggal atau ganda. Blok awal dan akhir dari pernyataan ini ditentukan oleh 'jika' dan 'fi'. Buat file bernama 'simple_if.sh' dengan skrip berikut untuk mengetahui penggunaan pernyataan if di bash. Di sini, 10 ditugaskan ke variabel, n. jika nilai $n kurang dari 10 maka outputnya adalah “Ini adalah angka satu digit”, jika tidak, outputnya adalah “Ini adalah angka dua digit”. Sebagai perbandingan, '-lt' digunakan di sini. Sebagai perbandingan, Anda juga dapat menggunakan '-eq' untuk kesetaraan, '-ne' untuk bukan kesetaraan dan '-gt' untuk lebih besar daripada di skrip bash.</text:span></text:p>
      <text:p text:style-name="P5"/>
      <text:p text:style-name="P25"><text:span text:style-name="T7">7.<text:tab/></text:span>donie@donie-ThinkPad-T430:~$ echo 'user_input.sh'</text:p>
      <text:p text:style-name="P5">user_input.sh</text:p>
      <text:p text:style-name="P5">donie@donie-ThinkPad-T430:~$ nano 'user_input.sh'</text:p>
      <text:p text:style-name="P5"/>
      <text:p text:style-name="P5"/>
      <text:p text:style-name="P5">Use "fg" to return to nano.</text:p>
      <text:p text:style-name="P27"/>
      <text:p text:style-name="P5">[1]+ <text:s/>Stopped <text:s text:c="16"/>nano 'user_input.sh'</text:p>
      <text:p text:style-name="P5">donie@donie-ThinkPad-T430:~$ "fg"</text:p>
      <text:p text:style-name="P5">nano 'user_input.sh'</text:p>
      <text:p text:style-name="P5">donie@donie-ThinkPad-T430:~$ bash user_input.sh</text:p>
      <text:p text:style-name="P5">Enter Your Name</text:p>
      <text:p text:style-name="P5">Donie</text:p>
      <text:p text:style-name="P25"><text:span text:style-name="T18"><text:tab/></text:span><text:span text:style-name="T20">Welcome Donie to LinuxHint</text:span></text:p>
      <text:p text:style-name="P26"/>
      <text:p text:style-name="P8"><text:bookmark text:name="tw-target-text3"/><text:span text:style-name="T21">## </text:span>Berbagai jenis kondisi logis dapat digunakan dalam pernyataan if dengan dua atau lebih kondisi. Bagaimana Anda dapat mendefinisikan beberapa kondisi dalam pernyataan if menggunakan logika AND ditunjukkan dalam contoh berikut. '&amp;&amp;' digunakan untuk menerapkan logika AND dari pernyataan if. Buat file bernama 'if_with_AND.sh' untuk memeriksa kode berikut. Di sini, nilai variabel username dan password akan diambil dari pengguna dan dibandingkan dengan 'admin' dan 'rahasia'. Jika kedua nilai cocok maka output akan menjadi "pengguna yang valid", jika tidak, output akan menjadi "pengguna tidak valid".</text:p>
      <text:p text:style-name="P12"/>
      <text:p text:style-name="P24"><text:span text:style-name="T7">8.<text:tab/></text:span>donie@donie-ThinkPad-T430:~$ echo 'if_with_AND.sh'</text:p>
      <text:p text:style-name="P1">if_with_AND.sh</text:p>
      <text:p text:style-name="P1">donie@donie-ThinkPad-T430:~$ nano 'if_with_AND.sh'</text:p>
      <text:p text:style-name="P1"><text:soft-page-break/>donie@donie-ThinkPad-T430:~$ bash if_with_AND.sh</text:p>
      <text:p text:style-name="P1">Enter username</text:p>
      <text:p text:style-name="P1">admin</text:p>
      <text:p text:style-name="P1">Enter password</text:p>
      <text:p text:style-name="P1">1234</text:p>
      <text:p text:style-name="P1">invalid user</text:p>
      <text:p text:style-name="P1">donie@donie-ThinkPad-T430:~$ bash if_with_AND.sh</text:p>
      <text:p text:style-name="P1">Enter username</text:p>
      <text:p text:style-name="P1">admin</text:p>
      <text:p text:style-name="P1">Enter password</text:p>
      <text:p text:style-name="P1">secret</text:p>
      <text:p text:style-name="P1">valid user</text:p>
      <text:p text:style-name="Standard"/>
      <text:p text:style-name="P33">‘||’ digunakan untuk mendefinisikan logika OR pada kondisi if. Buat file bernama 'if_with_OR.sh' dengan kode berikut untuk memeriksa penggunaan logika OR dari pernyataan if. Di sini, nilai n akan diambil dari pengguna. Jika nilainya sama dengan 15 atau 45 maka outputnya adalah “Anda memenangkan permainan”, jika tidak, outputnya adalah “Anda kalah dalam permainan”.</text:p>
      <text:p text:style-name="P34"/>
      <text:p text:style-name="P39">9.<text:tab/>donie@donie-ThinkPad-T430:~$ echo 'if_with_OR.sh'</text:p>
      <text:p text:style-name="P40"><text:tab/>if_with_OR.sh</text:p>
      <text:p text:style-name="P40"><text:tab/>donie@donie-ThinkPad-T430:~$ nano 'if_with_OR.sh'</text:p>
      <text:p text:style-name="P40"><text:tab/>donie@donie-ThinkPad-T430:~$ bash if_with_OR.sh</text:p>
      <text:p text:style-name="P40"><text:tab/>if_with_OR.sh: line 1: GNU: command not found</text:p>
      <text:p text:style-name="P40"><text:tab/>Enter any number</text:p>
      <text:p text:style-name="P40"><text:tab/>40</text:p>
      <text:p text:style-name="P40"><text:tab/>You lost the game</text:p>
      <text:p text:style-name="P40"><text:tab/>donie@donie-ThinkPad-T430:~$ bash if_with_OR.sh</text:p>
      <text:p text:style-name="P40"><text:tab/>if_with_OR.sh: line 1: GNU: command not found</text:p>
      <text:p text:style-name="P40"><text:tab/>Enter any number</text:p>
      <text:p text:style-name="P40"><text:tab/>15</text:p>
      <text:p text:style-name="P40"><text:tab/>You won the game</text:p>
      <text:p text:style-name="P40"/>
      <text:p text:style-name="P20"><text:bookmark text:name="tw-target-text5"/><text:span text:style-name="T22"><text:tab/></text:span><text:span text:style-name="T12">## Penggunaan else if kondisi bash sedikit berbeda dengan bahasa pemrograman lainnya. 'elif' digunakan untuk mendefinisikan else if condition di bash. Buat file bernama, 'elseif_example.sh' dan tambahkan skrip berikut untuk memeriksa bagaimana lagi jika didefinisikan dalam skrip bash.</text:span></text:p>
      <text:p text:style-name="P28"/>
      <text:p text:style-name="P29">10. <text:s text:c="2"/>donie@donie-ThinkPad-T430:~$ echo 'elseif_example.sh'</text:p>
      <text:p text:style-name="P30">elseif_example.sh</text:p>
      <text:p text:style-name="P30">donie@donie-ThinkPad-T430:~$ nano 'elseif_example.sh'</text:p>
      <text:p text:style-name="P30">donie@donie-ThinkPad-T430:~$ bash elseif_example.sh</text:p>
      <text:p text:style-name="P30">Enter your lucky number</text:p>
      <text:p text:style-name="P30">101</text:p>
      <text:p text:style-name="P30">You got 1st prize</text:p>
      <text:p text:style-name="P30">donie@donie-ThinkPad-T430:~$ bash elseif_example.sh</text:p>
      <text:p text:style-name="P30">Enter your lucky number</text:p>
      <text:p text:style-name="P30">999</text:p>
      <text:p text:style-name="P30">You got 3rd prize</text:p>
      <text:p text:style-name="P30">donie@donie-ThinkPad-T430:~$ bash elseif_example.sh</text:p>
      <text:p text:style-name="P30">Enter your lucky number</text:p>
      <text:p text:style-name="P30">100</text:p>
      <text:p text:style-name="P30">Sorry, try for the next time</text:p>
      <text:p text:style-name="P30"/>
      <text:p text:style-name="P2"><text:bookmark text:name="tw-target-text6"/><text:span text:style-name="T23">## </text:span><text:span text:style-name="T22">Pernyataan kasus digunakan sebagai alternatif dari pernyataan if-elseif-else. Blok awal dan akhir dari pernyataan ini didefinisikan oleh 'case' dan 'esac'. Buat file baru bernama, 'case_example.sh' dan tambahkan skrip berikut. Output dari skrip berikut akan sama dengan yang sebelumnya jika contoh.</text:span></text:p>
      <text:p text:style-name="P31"/>
      <text:p text:style-name="P19"><text:span text:style-name="T23">11. <text:tab/></text:span><text:span text:style-name="T22">donie@donie-ThinkPad-T430:~$ echo 'case_example.sh'</text:span></text:p>
      <text:p text:style-name="P30"><text:soft-page-break/>case_example.sh</text:p>
      <text:p text:style-name="P30">donie@donie-ThinkPad-T430:~$ nano 'case_example.sh'</text:p>
      <text:p text:style-name="P30">donie@donie-ThinkPad-T430:~$ bash 'case_example.sh'</text:p>
      <text:p text:style-name="P30">Enter your lucky number</text:p>
      <text:p text:style-name="P30">101</text:p>
      <text:p text:style-name="P30">case_example.sh: line 13: syntax error: unexpected end of file</text:p>
      <text:p text:style-name="P30">donie@donie-ThinkPad-T430:~$ nano 'case_example.sh'</text:p>
      <text:p text:style-name="P30">donie@donie-ThinkPad-T430:~$ bash 'case_example.sh'</text:p>
      <text:p text:style-name="P30">Enter your lucky number</text:p>
      <text:p text:style-name="P30">101</text:p>
      <text:p text:style-name="P30">case_example.sh: line 13: syntax error: unexpected end of file</text:p>
      <text:p text:style-name="P30">donie@donie-ThinkPad-T430:~$ bash 'case_example.sh'</text:p>
      <text:p text:style-name="P30">Enter your lucky number</text:p>
      <text:p text:style-name="P30">510</text:p>
      <text:p text:style-name="P30">case_example.sh: line 13: syntax error: unexpected end of file</text:p>
      <text:p text:style-name="P30">donie@donie-ThinkPad-T430:~$ nano 'case_example.sh'</text:p>
      <text:p text:style-name="P30">donie@donie-ThinkPad-T430:~$ bash 'case_example.sh'</text:p>
      <text:p text:style-name="P30">Enter your lucky number</text:p>
      <text:p text:style-name="P30">101</text:p>
      <text:p text:style-name="P30">You got 1st prize</text:p>
      <text:p text:style-name="P30">donie@donie-ThinkPad-T430:~$ bash 'case_example.sh'</text:p>
      <text:p text:style-name="P30">Enter your lucky number</text:p>
      <text:p text:style-name="P30">510</text:p>
      <text:p text:style-name="P30">You got 2nd prize</text:p>
      <text:p text:style-name="P30">donie@donie-ThinkPad-T430:~$ bash 'case_example.sh'</text:p>
      <text:p text:style-name="P30">Enter your lucky number</text:p>
      <text:p text:style-name="P30">999</text:p>
      <text:p text:style-name="P30">You got 3rd prize</text:p>
      <text:p text:style-name="P30">donie@donie-ThinkPad-T430:~$ bash 'case_example.sh'</text:p>
      <text:p text:style-name="P30">Enter your lucky number</text:p>
      <text:p text:style-name="P30">888</text:p>
      <text:p text:style-name="P30">Sorry, try for the next time</text:p>
      <text:p text:style-name="P30">donie@donie-ThinkPad-T430:~$ </text:p>
      <text:p text:style-name="P30"/>
      <text:p text:style-name="P32"><text:span text:style-name="T28">## </text:span>Skrip Bash dapat membaca input dari argumen baris perintah seperti bahasa pemrograman lainnya. Misalnya, variabel $1 dan $2 digunakan untuk membaca argumen baris perintah pertama dan kedua. Buat file bernama "command_line.sh" dan tambahkan skrip berikut. Dua nilai argumen dibaca oleh skrip berikut dan mencetak jumlah total argumen dan nilai argumen sebagai output.</text:p>
      <text:p text:style-name="P23"><text:span text:style-name="T26">1</text:span><text:span text:style-name="T27">2</text:span><text:span text:style-name="T26">.<text:tab/></text:span><text:span text:style-name="T25">donie@donie-ThinkPad-T430:~$ echo 'command_line.sh'</text:span></text:p>
      <text:p text:style-name="P30">command_line.sh</text:p>
      <text:p text:style-name="P30">donie@donie-ThinkPad-T430:~$ nano 'command_line.sh'</text:p>
      <text:p text:style-name="P30">donie@donie-ThinkPad-T430:~$ bash command_line.sh</text:p>
      <text:p text:style-name="P30">Total argument : 0</text:p>
      <text:p text:style-name="P30">1st Argument = </text:p>
      <text:p text:style-name="P30">2nd Argument = </text:p>
      <text:p text:style-name="P30">donie@donie-ThinkPad-T430:~$ bash command_line.sh Linux_Hint</text:p>
      <text:p text:style-name="P30">Total argument : 1</text:p>
      <text:p text:style-name="P30">1st Argument = Linux_Hint</text:p>
      <text:p text:style-name="P30">2nd Argument = </text:p>
      <text:p text:style-name="P30">donie@donie-ThinkPad-T430:~$ bash command_line.sh Linux Hint</text:p>
      <text:p text:style-name="P30">Total argument : 2</text:p>
      <text:p text:style-name="P30">1st Argument = Linux</text:p>
      <text:p text:style-name="P30">2nd Argument = Hint</text:p>
      <text:p text:style-name="P30"/>
      <text:p text:style-name="P21"><text:span text:style-name="T24"><text:tab/></text:span><text:span text:style-name="T13">## </text:span><text:span text:style-name="T10">Bagaimana Anda dapat membaca argumen baris perintah dengan nama ditunjukkan dalam skrip berikut. Buat file bernama, 'command_line_names.sh' dan tambahkan kode berikut. Di sini, dua argumen, X dan Y dibaca oleh skrip ini dan mencetak jumlah X dan Y.</text:span></text:p>
      <text:p text:style-name="P30"/>
      <text:p text:style-name="P41"><text:soft-page-break/><text:span text:style-name="T29">13.<text:tab/></text:span>donie@donie-ThinkPad-T430:~$ echo 'command_line_name.sh'</text:p>
      <text:p text:style-name="P35">command_line_name.sh</text:p>
      <text:p text:style-name="P35">donie@donie-ThinkPad-T430:~$ nano 'command_line_name.sh'</text:p>
      <text:p text:style-name="P35">donie@donie-ThinkPad-T430:~$ bash command_line_name.sh</text:p>
      <text:p text:style-name="P35">X+Y=0</text:p>
      <text:p text:style-name="P35">donie@donie-ThinkPad-T430:~$ bash command_line_name.sh X=34 Y-30</text:p>
      <text:p text:style-name="P35">X+Y=34</text:p>
      <text:p text:style-name="P35">donie@donie-ThinkPad-T430:~$ bash command_line_name.sh X=35 Y=30</text:p>
      <text:p text:style-name="P35">X+Y=65</text:p>
      <text:p text:style-name="P35"/>
      <text:p text:style-name="P37"><text:span text:style-name="T29">## </text:span>donie@donie-ThinkPad-T430:~$ # Anda dapat dengan mudah menggabungkan variabel string di bash. Buat file bernama "string_combine.sh" dan tambahkan skrip berikut untuk memeriksa bagaimana Anda dapat menggabungkan variabel string di bash dengan menempatkan variabel bersama-sama atau menggunakan operator '+'.</text:p>
      <text:p text:style-name="P35"/>
      <text:p text:style-name="P41"><text:span text:style-name="T29">14.<text:tab/></text:span>donie@donie-ThinkPad-T430:~$ echo 'string_combine.sh'</text:p>
      <text:p text:style-name="P35">string_combine.sh</text:p>
      <text:p text:style-name="P35">donie@donie-ThinkPad-T430:~$ nano 'string_combine.sh'</text:p>
      <text:p text:style-name="P35">donie@donie-ThinkPad-T430:~$ bash string_combine.sh</text:p>
      <text:p text:style-name="P35">LinuxHint</text:p>
      <text:p text:style-name="P35">Linux+Hint is a good tutorial blog site</text:p>
      <text:p text:style-name="P35"/>
      <text:p text:style-name="P37"><text:span text:style-name="T29">#</text:span># Seperti bahasa pemrograman lainnya, bash tidak memiliki fungsi bawaan untuk memotong nilai dari data string apa pun. Tetapi Anda dapat melakukan tugas substring dengan cara lain di bash yang ditunjukkan pada skrip berikut. Untuk menguji skrip, buat file bernama 'substring_example.sh' dengan kode berikut. Di sini, nilai, 6 menunjukkan titik awal dari mana substring akan dimulai dan 5 menunjukkan panjang substring.</text:p>
      <text:p text:style-name="P35"/>
      <text:p text:style-name="P41"><text:span text:style-name="T29">15.<text:tab/></text:span>donie@donie-ThinkPad-T430:~$ echo 'substring_example.sh'</text:p>
      <text:p text:style-name="P35">substring_example.sh</text:p>
      <text:p text:style-name="P35">donie@donie-ThinkPad-T430:~$ nano 'substring_example.sh'</text:p>
      <text:p text:style-name="P35">donie@donie-ThinkPad-T430:~$ bash substring_example.sh</text:p>
      <text:p text:style-name="P35">Linux</text:p>
      <text:p text:style-name="P37"/>
      <text:p text:style-name="P37"><text:span text:style-name="T32">#</text:span># Anda dapat melakukan operasi aritmatika di bash dengan cara yang berbeda. Bagaimana Anda dapat menambahkan dua bilangan bulat di bash menggunakan tanda kurung ganda ditunjukkan dalam skrip berikut. Buat file bernama 'add_numbers.sh' dengan kode berikut. Dua nilai integer akan diambil dari pengguna dan dicetak hasil penjumlahannya.</text:p>
      <text:p text:style-name="P37"/>
      <text:p text:style-name="P41"><text:span text:style-name="T32">16.<text:tab/></text:span>donie@donie-ThinkPad-T430:~$ echo 'add_number.sh'</text:p>
      <text:p text:style-name="P35">add_number.sh</text:p>
      <text:p text:style-name="P35">donie@donie-ThinkPad-T430:~$ nano 'add_number.sh'</text:p>
      <text:p text:style-name="P35">donie@donie-ThinkPad-T430:~$ bash add_number.sh</text:p>
      <text:p text:style-name="P35">Enter first number</text:p>
      <text:p text:style-name="P35">25</text:p>
      <text:p text:style-name="P35">Enter second number</text:p>
      <text:p text:style-name="P35">24</text:p>
      <text:p text:style-name="P35">The result of addition=49</text:p>
      <text:p text:style-name="P35"/>
      <text:p text:style-name="P37"># Bagaimana Anda dapat membuat fungsi sederhana dan memanggil fungsi tersebut ditunjukkan dalam skrip berikut. Buat file bernama 'function_example.sh' dan tambahkan kode berikut. Anda dapat memanggil fungsi apa pun hanya dengan nama tanpa menggunakan tanda kurung apa pun dalam skrip bash.</text:p>
      <text:p text:style-name="P35"/>
      <text:p text:style-name="P41"><text:span text:style-name="T32">17.<text:tab/></text:span>donie@donie-ThinkPad-T430:~$ echo 'function_example.sh'</text:p>
      <text:p text:style-name="P35">function_example.sh</text:p>
      <text:p text:style-name="P35">donie@donie-ThinkPad-T430:~$ nano 'function_example.sh'</text:p>
      <text:p text:style-name="P35">donie@donie-ThinkPad-T430:~$ bash function_example.sh</text:p>
      <text:p text:style-name="P35">I like bash programming</text:p>
      <text:p text:style-name="P37"><text:soft-page-break/>#Bash tidak dapat mendeklarasikan parameter atau argumen fungsi pada saat deklarasi fungsi. Tetapi Anda dapat menggunakan parameter dalam fungsi dengan menggunakan variabel lain. Jika dua nilai dilewatkan pada saat pemanggilan fungsi maka variabel $1 dan $2 digunakan untuk membaca nilai. Buat file bernama 'function|_parameter.sh' dan tambahkan kode berikut. Di sini, fungsi, 'Rectangle_Area' akan menghitung luas persegi panjang berdasarkan nilai parameter.</text:p>
      <text:p text:style-name="P35"/>
      <text:p text:style-name="P41"><text:span text:style-name="T32">18.<text:tab/></text:span>donie@donie-ThinkPad-T430:~$ echo 'function_parameters.sh'</text:p>
      <text:p text:style-name="P35">function_parameters.sh</text:p>
      <text:p text:style-name="P35">donie@donie-ThinkPad-T430:~$ nano 'function_parameters.sh'</text:p>
      <text:p text:style-name="P35">donie@donie-ThinkPad-T430:~$ nano function_parameter.sh</text:p>
      <text:p text:style-name="P35">donie@donie-ThinkPad-T430:~$ bash function_parameters.sh</text:p>
      <text:p text:style-name="P35">Area is : 200</text:p>
      <text:p text:style-name="P35"/>
      <text:p text:style-name="P35"><text:span text:style-name="T15">#</text:span><text:span text:style-name="T14"># Fungsi Bash dapat melewatkan nilai numerik dan string. Bagaimana Anda bisa melewatkan nilai string dari fungsi ditunjukkan dalam contoh berikut. Buat file bernama, 'function_return.sh' dan tambahkan kode berikut. Fungsi, greeting() mengembalikan nilai string ke dalam variabel, val yang dicetak kemudian dengan menggabungkan dengan string lain</text:span>.</text:p>
      <text:p text:style-name="P35"/>
      <text:p text:style-name="P41"><text:span text:style-name="T33">19.<text:tab/></text:span>donie@donie-ThinkPad-T430:~$ echo 'function_return.sh'</text:p>
      <text:p text:style-name="P35">function_return.sh</text:p>
      <text:p text:style-name="P35">donie@donie-ThinkPad-T430:~$ nano 'function_return.sh'</text:p>
      <text:p text:style-name="P35">donie@donie-ThinkPad-T430:~$ bash function_return.sh</text:p>
      <text:p text:style-name="P35">Enter your name</text:p>
      <text:p text:style-name="P35">Donie</text:p>
      <text:p text:style-name="P35">Return value of the function is Hello, Donie</text:p>
      <text:p text:style-name="P35"/>
      <text:p text:style-name="P37"><text:span text:style-name="T33">#</text:span># Bash menggunakan perintah 'mkdir' untuk membuat direktori baru. Buat file bernama 'make_directory.sh' dan tambahkan kode berikut untuk mengambil nama direktori baru dari pengguna. Jika nama direktori tidak ada di lokasi saat ini, maka direktori akan dibuat, jika tidak, program akan menampilkan kesalahan</text:p>
      <text:p text:style-name="P35"/>
      <text:p text:style-name="P41"><text:span text:style-name="T33">20.<text:tab/></text:span>donie@donie-ThinkPad-T430:~$ echo 'make_directory.sh'</text:p>
      <text:p text:style-name="P35">make_directory.sh</text:p>
      <text:p text:style-name="P35">donie@donie-ThinkPad-T430:~$ nano 'make_directory.sh'</text:p>
      <text:p text:style-name="P35">donie@donie-ThinkPad-T430:~$ bash make_directory.sh</text:p>
      <text:p text:style-name="P35">Enter directory name</text:p>
      <text:p text:style-name="P35">praxis_akademi</text:p>
      <text:p text:style-name="P35">make_directory.sh: line 4: mkdir $newdir: command not found</text:p>
      <text:p text:style-name="P35">donie@donie-ThinkPad-T430:~$ nano make_directory.sh</text:p>
      <text:p text:style-name="P35">donie@donie-ThinkPad-T430:~$ bash make_directory.sh</text:p>
      <text:p text:style-name="P35">Enter directory name</text:p>
      <text:p text:style-name="P35">praxis-akademi</text:p>
      <text:p text:style-name="P35">donie@donie-ThinkPad-T430:~$ ls</text:p>
      <text:p text:style-name="P35"><text:s/>add_number.sh <text:s text:c="9"/>Documents <text:s text:c="13"/>'function|_parameter.sh' <text:s text:c="2"/>make_directory.sh <text:s text:c="2"/>Public <text:s text:c="14"/>‘substring_example.sh’</text:p>
      <text:p text:style-name="P35"><text:s/>case_example.sh <text:s text:c="7"/>Downloads <text:s text:c="14"/>function_parameters.sh <text:s text:c="3"/>Music <text:s text:c="14"/>respository <text:s text:c="9"/>substring_example.sh</text:p>
      <text:p text:style-name="P35"><text:s/>command_line_name.sh <text:s text:c="2"/>elseif_example.sh <text:s text:c="6"/>function_return.sh <text:s text:c="7"/>Pictures <text:s text:c="11"/>respository_praxis <text:s text:c="2"/>Templates</text:p>
      <text:p text:style-name="P35"><text:s/>command_line.sh <text:s text:c="7"/>function_example.sh <text:s text:c="4"/>git-file <text:s text:c="17"/>praxis-academy <text:s text:c="5"/>rm <text:s text:c="18"/>Videos</text:p>
      <text:p text:style-name="P35"><text:s/>Desktop <text:s text:c="15"/>function_parameter.sh <text:s text:c="2"/>if_with_OR.sh <text:s text:c="12"/>praxis-akademi <text:s text:c="5"/>string_combine.sh <text:s text:c="2"/>'You won the game'</text:p>
      <text:p text:style-name="P35"/>
      <text:p text:style-name="P37"><text:span text:style-name="T33">#</text:span># Jika Anda ingin memeriksa keberadaan direktori di lokasi saat ini sebelum menjalankan perintah 'mkdir' maka Anda dapat menggunakan kode berikut. Opsi '-d' digunakan untuk menguji direktori tertentu ada atau tidak. Buat file bernama, 'directory_exist.sh' dan tambahkan kode berikut untuk membuat direktori dengan memeriksa keberadaannya.</text:p>
      <text:p text:style-name="P35"/>
      <text:p text:style-name="P41"><text:soft-page-break/><text:span text:style-name="T33">21.<text:tab/></text:span>donie@donie-ThinkPad-T430:~$ echo directory_exist.sh</text:p>
      <text:p text:style-name="P35">directory_exist.sh</text:p>
      <text:p text:style-name="P35">donie@donie-ThinkPad-T430:~$ nano directory_exist.sh</text:p>
      <text:p text:style-name="P35">donie@donie-ThinkPad-T430:~$ bash directory_exist.sh</text:p>
      <text:p text:style-name="P35">Enter directory name</text:p>
      <text:p text:style-name="P35">newdir </text:p>
      <text:p text:style-name="P35">Directory created</text:p>
      <text:p text:style-name="P35">donie@donie-ThinkPad-T430:~$ ls</text:p>
      <text:p text:style-name="P35"><text:s/>add_number.sh <text:s text:c="9"/>directory_exist.sh <text:s text:c="3"/>function_parameter.sh <text:s text:c="4"/>if_with_OR.sh <text:s text:c="6"/>praxis-academy <text:s text:c="6"/>rm <text:s text:c="22"/>Videos</text:p>
      <text:p text:style-name="P35"><text:s/>case_example.sh <text:s text:c="7"/>Documents <text:s text:c="11"/>'function|_parameter.sh' <text:s text:c="2"/>make_directory.sh <text:s text:c="2"/>praxis-akademi <text:s text:c="6"/>string_combine.sh <text:s text:c="6"/>'You won the game'</text:p>
      <text:p text:style-name="P35"><text:s/>command_line_name.sh <text:s text:c="2"/>Downloads <text:s text:c="12"/>function_parameters.sh <text:s text:c="3"/>Music <text:s text:c="14"/>Public <text:s text:c="14"/>‘substring_example.sh’</text:p>
      <text:p text:style-name="P35"><text:s/>command_line.sh <text:s text:c="7"/>elseif_example.sh <text:s text:c="4"/>function_return.sh <text:s text:c="7"/>newdir <text:s text:c="13"/>respository <text:s text:c="9"/>substring_example.sh</text:p>
      <text:p text:style-name="P35"><text:s/>Desktop <text:s text:c="15"/>function_example.sh <text:s text:c="2"/>git-file <text:s text:c="17"/>Pictures <text:s text:c="11"/>respository_praxis <text:s text:c="2"/>Templates</text:p>
      <text:p text:style-name="P35"/>
      <text:p text:style-name="P35"><text:span text:style-name="T14"># Anda dapat membaca file apa pun baris demi baris di bash dengan menggunakan loop. Buat file bernama, 'read_file.sh' dan tambahkan kode berikut untuk membaca file yang ada bernama, 'book.txt'</text:span>.</text:p>
      <text:p text:style-name="P35"/>
      <text:p text:style-name="P41"><text:span text:style-name="T33">22.<text:tab/></text:span>donie@donie-ThinkPad-T430:~$ echo read_file.sh</text:p>
      <text:p text:style-name="P35">read_file.sh</text:p>
      <text:p text:style-name="P35">donie@donie-ThinkPad-T430:~$ nano read_file.sh</text:p>
      <text:p text:style-name="P35">donie@donie-ThinkPad-T430:~$ bash read_file.sh</text:p>
      <text:p text:style-name="P35">read_file.sh: line 5: book.txt: No such file or directory</text:p>
      <text:p text:style-name="P35">donie@donie-ThinkPad-T430:~$ cat book.txt</text:p>
      <text:p text:style-name="P35">cat: book.txt: No such file or directory</text:p>
      <text:p text:style-name="P35"/>
      <text:p text:style-name="P37"><text:span text:style-name="T33">#</text:span># Perintah 'rm' digunakan di bash untuk menghapus file apa pun. Buat file bernama 'delete_file.sh' dengan kode berikut untuk mengambil nama file dari pengguna dan menghapusnya. Di sini, opsi '-i' digunakan untuk mendapatkan izin dari pengguna sebelum menghapus file.</text:p>
      <text:p text:style-name="P35"/>
      <text:p text:style-name="P41"><text:span text:style-name="T33">23.<text:tab/></text:span>donie@donie-ThinkPad-T430:~$ echo delete_file.sh</text:p>
      <text:p text:style-name="P35">delete_file.sh</text:p>
      <text:p text:style-name="P35">donie@donie-ThinkPad-T430:~$ nano delete_file.sh</text:p>
      <text:p text:style-name="P35">donie@donie-ThinkPad-T430:~$ ls</text:p>
      <text:p text:style-name="P35"><text:s/>add_number.sh <text:s text:c="9"/>Desktop <text:s text:c="13"/>function_example.sh <text:s text:c="6"/>git-file <text:s text:c="11"/>Pictures <text:s text:c="8"/>respository <text:s text:c="13"/>substring_example.sh</text:p>
      <text:p text:style-name="P35"><text:s/>case_example.sh <text:s text:c="7"/>directory_exist.sh <text:s text:c="2"/>function_parameter.sh <text:s text:c="4"/>if_with_OR.sh <text:s text:c="6"/>praxis-academy <text:s text:c="2"/>respository_praxis <text:s text:c="6"/>Templates</text:p>
      <text:p text:style-name="P35"><text:s/>command_line_name.sh <text:s text:c="2"/>Documents <text:s text:c="10"/>'function|_parameter.sh' <text:s text:c="2"/>make_directory.sh <text:s text:c="2"/>praxis-akademi <text:s text:c="2"/>rm <text:s text:c="22"/>Videos</text:p>
      <text:p text:style-name="P35"><text:s/>command_line.sh <text:s text:c="7"/>Downloads <text:s text:c="11"/>function_parameters.sh <text:s text:c="3"/>Music <text:s text:c="14"/>Public <text:s text:c="10"/>string_combine.sh <text:s text:c="6"/>'You won the game'</text:p>
      <text:p text:style-name="P35"><text:s/>delete_file.sh <text:s text:c="8"/>elseif_example.sh <text:s text:c="3"/>function_return.sh <text:s text:c="7"/>newdir <text:s text:c="13"/>read_file.sh <text:s text:c="4"/>‘substring_example.sh’</text:p>
      <text:p text:style-name="P35">donie@donie-ThinkPad-T430:~$ bash delete_file.sh</text:p>
      <text:p text:style-name="P35">Enter filename to remove</text:p>
      <text:p text:style-name="P35">test.txt</text:p>
      <text:p text:style-name="P35">rm: cannot remove 'test.txt': No such file or directory</text:p>
      <text:p text:style-name="P35">donie@donie-ThinkPad-T430:~$ bash delete_file.sh</text:p>
      <text:p text:style-name="P35">Enter filename to remove</text:p>
      <text:p text:style-name="P35">git-file</text:p>
      <text:p text:style-name="P35">rm: cannot remove 'git-file': Is a directory</text:p>
      <text:p text:style-name="P35">donie@donie-ThinkPad-T430:~$ bash delete_file.sh</text:p>
      <text:p text:style-name="P35">Enter filename to remove</text:p>
      <text:p text:style-name="P35"/>
      <text:p text:style-name="P35"><text:soft-page-break/>rm: missing operand</text:p>
      <text:p text:style-name="P35">Try 'rm --help' for more information.</text:p>
      <text:p text:style-name="P35">donie@donie-ThinkPad-T430:~$ bash delete_file.sh</text:p>
      <text:p text:style-name="P35">Enter filename to remove</text:p>
      <text:p text:style-name="P35">config.yml</text:p>
      <text:p text:style-name="P35">rm: cannot remove 'config.yml': No such file or directory</text:p>
      <text:p text:style-name="P35">donie@donie-ThinkPad-T430:~$ bash delete_file.sh</text:p>
      <text:p text:style-name="P35">Enter filename to remove</text:p>
      <text:p text:style-name="P35">config.yml</text:p>
      <text:p text:style-name="P35">rm: cannot remove 'config.yml': No such file or directory</text:p>
      <text:p text:style-name="P35">donie@donie-ThinkPad-T430:~$ bash delete_file.sh</text:p>
      <text:p text:style-name="P35">Enter filename to remove</text:p>
      <text:p text:style-name="P35">test.txt</text:p>
      <text:p text:style-name="P35">rm: cannot remove 'test.txt': No such file or directory</text:p>
      <text:p text:style-name="P36"/>
      <text:p text:style-name="P38"><text:span text:style-name="T33">#</text:span># Data baru dapat ditambahkan ke file yang ada dengan menggunakan operator '&gt;&gt;' di bash. Buat file bernama 'append_file.sh' dan tambahkan kode berikut untuk menambahkan konten baru di akhir file. Di sini, 'Learning Laravel 5' akan ditambahkan di file 'book.txt' setelah menjalankan skrip.</text:p>
      <text:p text:style-name="P35"/>
      <text:p text:style-name="P41"><text:span text:style-name="T33">24.<text:tab/></text:span>donie@donie-ThinkPad-T430:~$ echo append_file.sh</text:p>
      <text:p text:style-name="P35">append_file.sh</text:p>
      <text:p text:style-name="P35">donie@donie-ThinkPad-T430:~$ nano append_file.sh</text:p>
      <text:p text:style-name="P35">donie@donie-ThinkPad-T430:~$ bash append_file.sh</text:p>
      <text:p text:style-name="P35">Before appending the file</text:p>
      <text:p text:style-name="P35">cat: book.txt: No such file or directory</text:p>
      <text:p text:style-name="P35">After appending the file</text:p>
      <text:p text:style-name="P35">Learning Laravel 5</text:p>
      <text:p text:style-name="P35"/>
      <text:p text:style-name="P37"><text:span text:style-name="T33">#</text:span># Anda dapat memeriksa keberadaan file di bash dengan menggunakan opsi '-e' atau '-f'. Opsi '-f' digunakan dalam skrip berikut untuk menguji keberadaan file. Buat file bernama, 'file_exist.sh' dan tambahkan kode berikut. Di sini, nama file akan lewat dari baris perintah.</text:p>
      <text:p text:style-name="P35"/>
      <text:p text:style-name="P41"><text:span text:style-name="T33">25.<text:tab/></text:span>donie@donie-ThinkPad-T430:~$ echo file_exist.sh</text:p>
      <text:p text:style-name="P35">file_exist.sh</text:p>
      <text:p text:style-name="P35">donie@donie-ThinkPad-T430:~$ nano file_exist.sh</text:p>
      <text:p text:style-name="P35">donie@donie-ThinkPad-T430:~$ bash file_exist.sh</text:p>
      <text:p text:style-name="P35">File does not exist</text:p>
      <text:p text:style-name="P35"/>
      <text:p text:style-name="P37"><text:span text:style-name="T33">#</text:span># Anda dapat mengirim email dengan menggunakan perintah 'mail' atau 'sendmail'. Sebelum menggunakan perintah ini, Anda harus menginstal semua paket yang diperlukan. Buat file bernama, 'mail_example.sh' dan tambahkan kode berikut untuk mengirim email</text:p>
      <text:p text:style-name="P35"/>
      <text:p text:style-name="P41"><text:span text:style-name="T33">26.<text:tab/></text:span>donie@donie-ThinkPad-T430:~$ echo mail_example.sh</text:p>
      <text:p text:style-name="P35">mail_example.sh</text:p>
      <text:p text:style-name="P35">donie@donie-ThinkPad-T430:~$ nano mail_example.sh</text:p>
      <text:p text:style-name="P35">donie@donie-ThinkPad-T430:~$ bash mail_example.sh</text:p>
      <text:p text:style-name="P35">/usr/bin/mail: 1: /usr/bin/mhparam: not found</text:p>
      <text:p text:style-name="P35">Usage: mhmail [-t(o)] addrs ... [switches]</text:p>
      <text:p text:style-name="P36"/>
      <text:p text:style-name="P38"><text:span text:style-name="T33">#</text:span># Anda bisa mendapatkan nilai tanggal dan waktu sistem saat ini menggunakan perintah `date`. Setiap bagian dari nilai tanggal dan waktu dapat diuraikan menggunakan 'Y', 'm', 'd', 'H', 'M' dan 'S'. Buat file baru bernama 'date_parse.sh' dan tambahkan kode berikut untuk memisahkan nilai hari, bulan, tahun, jam, menit dan detik</text:p>
      <text:p text:style-name="P35"/>
      <text:p text:style-name="P41"><text:span text:style-name="T33">27.<text:tab/></text:span>donie@donie-ThinkPad-T430:~$ echo date_parse.sh</text:p>
      <text:p text:style-name="P35">date_parse.sh</text:p>
      <text:p text:style-name="P35">donie@donie-ThinkPad-T430:~$ nano date_parse.sh</text:p>
      <text:p text:style-name="P35">donie@donie-ThinkPad-T430:~$ bash date_parse.sh</text:p>
      <text:p text:style-name="P35">date: invalid date ‘=%m’</text:p>
      <text:p text:style-name="P35"><text:soft-page-break/>Thu 07 Apr 2022 10:58:00 AM WIB</text:p>
      <text:p text:style-name="P35">Current Date is: 07 --2022</text:p>
      <text:p text:style-name="P35">Current Time is: 10:58:00</text:p>
      <text:p text:style-name="P35"/>
      <text:p text:style-name="P37"><text:span text:style-name="T33">#</text:span># wait adalah perintah bawaan Linux yang menunggu untuk menyelesaikan proses yang sedang berjalan. perintah wait digunakan dengan id proses atau id pekerjaan tertentu. Jika tidak ada id proses atau id pekerjaan yang diberikan dengan perintah wait maka ia akan menunggu semua proses anak saat ini selesai dan mengembalikan status keluar. Buat file bernama 'wait_example.sh' dan tambahkan skrip berikut.</text:p>
      <text:p text:style-name="P35"/>
      <text:p text:style-name="P41"><text:span text:style-name="T33">28.<text:tab/></text:span>donie@donie-ThinkPad-T430:~$ echo wait_example.sh</text:p>
      <text:p text:style-name="P35">wait_example.sh</text:p>
      <text:p text:style-name="P35">donie@donie-ThinkPad-T430:~$ nano wait_example.sh</text:p>
      <text:p text:style-name="P35">donie@donie-ThinkPad-T430:~$ bash wait_example.sh</text:p>
      <text:p text:style-name="P35">Wait command</text:p>
      <text:p text:style-name="P35">wait_example.sh: line 3: process: command not found</text:p>
      <text:p text:style-name="P35">Exited with status 0</text:p>
      <text:p text:style-name="P35"/>
      <text:p text:style-name="P37"><text:span text:style-name="T33">#</text:span># Saat Anda ingin menjeda eksekusi perintah apa pun untuk jangka waktu tertentu, Anda dapat menggunakan perintah sleep. Anda dapat mengatur jumlah penundaan berdasarkan detik (s), menit (m), jam (h) dan hari (d). Buat file bernama 'sleep_example.sh' dan tambahkan skrip berikut. Script ini akan menunggu selama 5 detik setelah dijalankan</text:p>
      <text:p text:style-name="P35"/>
      <text:p text:style-name="P41"><text:span text:style-name="T33">29.<text:tab/></text:span>donie@donie-ThinkPad-T430:~$ echo sleep_example.sh</text:p>
      <text:p text:style-name="P35">sleep_example.sh</text:p>
      <text:p text:style-name="P35">donie@donie-ThinkPad-T430:~$ nano sleep_example.sh</text:p>
      <text:p text:style-name="P35">donie@donie-ThinkPad-T430:~$ bash sleep_example.sh</text:p>
      <text:p text:style-name="P35">Wait for 5 second</text:p>
      <text:p text:style-name="P35">Completed</text:p>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5T14:28:37.028625312</meta:creation-date>
    <dc:date>2022-04-07T11:12:00.906720152</dc:date>
    <meta:editing-duration>PT1H42M23S</meta:editing-duration>
    <meta:editing-cycles>5</meta:editing-cycles>
    <meta:generator>LibreOffice/6.4.7.2$Linux_X86_64 LibreOffice_project/40$Build-2</meta:generator>
    <meta:document-statistic meta:table-count="0" meta:image-count="0" meta:object-count="0" meta:page-count="9" meta:paragraph-count="334" meta:word-count="2407" meta:character-count="21288" meta:non-whitespace-character-count="18523"/>
  </office:meta>
</office:document-meta>
</file>